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font-name="DejaVu LGC Sans" fo:font-size="14pt" style:font-size-asian="14pt" style:font-size-complex="14pt"/>
    </style:style>
    <style:style style:name="P2" style:family="paragraph" style:parent-style-name="Standard">
      <style:text-properties style:font-name="DejaVu LGC Sans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LGC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T1" style:family="text">
      <style:text-properties style:font-name="DejaVu LGC Sans"/>
    </style:style>
    <style:style style:name="T2" style:family="text">
      <style:text-properties fo:font-size="14pt"/>
    </style:style>
    <style:style style:name="T3" style:family="text">
      <style:text-properties style:font-size-asian="14pt"/>
    </style:style>
    <style:style style:name="T4" style:family="text">
      <style:text-properties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as relacionadas con el proximos Sprint.</text:p>
      <text:p text:style-name="P1"/>
      <text:p text:style-name="P2">Requirimientos no relevados:</text:p>
      <text:p text:style-name="P1"/>
      <text:list xml:id="list479606547" text:style-name="L1">
        <text:list-item>
          <text:p text:style-name="P4">ABM de fotos:</text:p>
        </text:list-item>
      </text:list>
      <text:p text:style-name="P1">Este ABM es distinto del de los albumes y necesita ser manejado distinto.</text:p>
      <text:p text:style-name="P1"/>
      <text:list xml:id="list982716067" text:style-name="L2">
        <text:list-item>
          <text:p text:style-name="P5">Solicitud de amistad:</text:p>
        </text:list-item>
      </text:list>
      <text:p text:style-name="P1">Por alguna razon fue relevado pero no anotado en el backlo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 Condensed" style:font-size-asian="10.5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18T23:30:04</meta:creation-date>
    <meta:generator>LibreOffice/3.3$Unix LibreOffice_project/330m19$Build-202</meta:generator>
    <dc:date>2011-04-18T23:33:47</dc:date>
    <meta:editing-duration>PT3M43S</meta:editing-duration>
    <meta:editing-cycles>2</meta:editing-cycles>
    <meta:document-statistic meta:table-count="0" meta:image-count="0" meta:object-count="0" meta:page-count="1" meta:paragraph-count="6" meta:word-count="39" meta:character-count="237"/>
  </office:meta>
</office:document-meta>
</file>